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bI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5" office:value-type="string" calcext:value-type="string">
            <text:p>DB02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a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03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2" calcext:value-type="float">
            <text:p>2000.2</text:p>
          </table:table-cell>
          <table:table-cell office:value-type="string" calcext:value-type="string">
            <text:p>a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00.8" calcext:value-type="float">
            <text:p>2000.8</text:p>
          </table:table-cell>
          <table:table-cell/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B04</text:p>
          </table:table-cell>
          <table:table-cell table:style-name="ce9" office:value-type="float" office:value="1400" calcext:value-type="float">
            <text:p>14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00.8" calcext:value-type="float">
            <text:p>2000.8</text:p>
          </table:table-cell>
          <table:table-cell/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B05</text:p>
          </table:table-cell>
          <table:table-cell table:style-name="ce9" office:value-type="float" office:value="1000" calcext:value-type="float">
            <text:p>10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B06</text:p>
          </table:table-cell>
          <table:table-cell table:style-name="ce9" office:value-type="float" office:value="800" calcext:value-type="float">
            <text:p>8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%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07</text:p>
          </table:table-cell>
          <table:table-cell table:style-name="ce9" office:value-type="float" office:value="2600" calcext:value-type="float">
            <text:p>26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not in shp</text:p>
          </table:table-cell>
        </table:table-row>
        <table:table-row table:style-name="ro1">
          <table:table-cell table:style-name="ce5" office:value-type="string" calcext:value-type="string">
            <text:p>DB12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/>
          <table:table-cell office:value-type="string" calcext:value-type="string">
            <text:p>out of bounds</text:p>
          </table:table-cell>
        </table:table-row>
        <table:table-row table:style-name="ro1">
          <table:table-cell table:style-name="ce5" office:value-type="string" calcext:value-type="string">
            <text:p>DB17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9"/>
          <table:table-cell table:style-name="ce7"/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3:35:03.165502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16T13:35:14.307500079</dc:date>
    <meta:editing-duration>PT22H35M21S</meta:editing-duration>
    <meta:editing-cycles>66</meta:editing-cycles>
    <meta:generator>LibreOffice/7.1.7.2$Linux_X86_64 LibreOffice_project/10$Build-2</meta:generator>
    <meta:document-statistic meta:table-count="1" meta:cell-count="98" meta:object-count="0"/>
  </office:meta>
</office:document-meta>
</file>